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6ce2"/>
    </style:style>
    <style:style style:name="P2" style:family="paragraph" style:parent-style-name="Standard">
      <style:text-properties fo:font-weight="bold" officeooo:paragraph-rsid="00136ce2" style:font-weight-asian="bold" style:font-weight-complex="bold"/>
    </style:style>
    <style:style style:name="T1" style:family="text">
      <style:text-properties officeooo:rsid="00136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// <text:span text:style-name="T1">Combinational logic Gates.......</text:span></text:p>
      <text:p text:style-name="P1"/>
      <text:p text:style-name="P1"/>
      <text:p text:style-name="P1">\m5_TLV_version 1d: tl-x.org</text:p>
      <text:p text:style-name="Standard">\m5</text:p>
      <text:p text:style-name="Standard"><text:s text:c="3"/></text:p>
      <text:p text:style-name="Standard"><text:s text:c="3"/>// ============================================</text:p>
      <text:p text:style-name="Standard"><text:s text:c="3"/>// Welcome, new visitors! Try the "Learn" menu.</text:p>
      <text:p text:style-name="Standard"><text:s text:c="3"/>// ============================================</text:p>
      <text:p text:style-name="Standard"><text:s text:c="3"/></text:p>
      <text:p text:style-name="Standard"><text:s text:c="3"/>//use(m5-1.0) <text:s text:c="2"/>/// uncomment to use M5 macro library.</text:p>
      <text:p text:style-name="Standard">\SV</text:p>
      <text:p text:style-name="Standard"><text:s text:c="3"/>// Macro providing required top-level module definition, random</text:p>
      <text:p text:style-name="Standard"><text:s text:c="3"/>// stimulus support, and Verilator config.</text:p>
      <text:p text:style-name="Standard"><text:s text:c="3"/>m5_makerchip_module <text:s text:c="2"/>// (Expanded in Nav-TLV pane.)</text:p>
      <text:p text:style-name="Standard">\TLV</text:p>
      <text:p text:style-name="Standard"><text:s text:c="3"/>// $reset = *reset;</text:p>
      <text:p text:style-name="Standard"><text:s text:c="3"/>// Logic Gate (Combination circuit)...</text:p>
      <text:p text:style-name="Standard"><text:s text:c="3"/>$INV_out = !$A_inp; // Inverter Logic...</text:p>
      <text:p text:style-name="Standard"><text:s text:c="3"/>$AND_out = ($A_inp &amp;&amp; $B_inp); // AND Logic...</text:p>
      <text:p text:style-name="Standard"><text:s text:c="3"/>$OR_out = ($A_inp || $B_inp); // OR Logic...</text:p>
      <text:p text:style-name="Standard"><text:s text:c="3"/>$XOR_out = ($A_inp ^ $B_inp); // XOR Logic...</text:p>
      <text:p text:style-name="Standard"><text:s text:c="3"/>$NAND_out = !($A_inp &amp;&amp; $B_inp); // NAND Logic...</text:p>
      <text:p text:style-name="Standard"><text:s text:c="3"/>$NOR_out = !($A_inp || $B_inp); // NOR Logic...</text:p>
      <text:p text:style-name="Standard"><text:s text:c="3"/>$XNOR_out = !($A_inp ^ $B_inp); // XNOR Logic...</text:p>
      <text:p text:style-name="Standard"><text:s text:c="2"/></text:p>
      <text:p text:style-name="Standard"><text:s text:c="3"/>//...</text:p>
      <text:p text:style-name="Standard"><text:s text:c="3"/></text:p>
      <text:p text:style-name="Standard"><text:s text:c="3"/>// Assert these to end simulation (before the cycle limit).</text:p>
      <text:p text:style-name="Standard"><text:s text:c="3"/>*passed = *cyc_cnt &gt; 40;</text:p>
      <text:p text:style-name="Standard"><text:s text:c="3"/>*failed = 1'b0;</text:p>
      <text:p text:style-name="Standard">\SV</text:p>
      <text:p text:style-name="Standard"><text:s text:c="3"/>endmodul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7T14:22:04.914636070</meta:creation-date>
    <dc:date>2025-04-17T14:25:13.493797956</dc:date>
    <meta:editing-duration>PT1M3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134" meta:character-count="990" meta:non-whitespace-character-count="805"/>
  </office:meta>
</office:document-meta>
</file>